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CE1D475C82A4E8EE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905cm" svg:x="1cm" svg:y="1.081cm">
          <draw:image xlink:href="Pictures/1000020100000500000003CE1D475C82A4E8EE0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8T14:26:18.447077419</meta:creation-date>
    <dc:date>2022-10-08T14:29:50.793007964</dc:date>
    <meta:editing-duration>PT3M33S</meta:editing-duration>
    <meta:editing-cycles>2</meta:editing-cycles>
    <meta:generator>LibreOffice/6.1.5.2$Linux_X86_64 LibreOffice_project/10$Build-2</meta:generator>
    <meta:document-statistic meta:object-count="1"/>
  </office:meta>
</office:document-meta>
</file>